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454d4c"/>
    </style:style>
    <style:style style:name="P2" style:family="paragraph" style:parent-style-name="Standard">
      <style:paragraph-properties fo:text-align="start" style:justify-single-word="false"/>
      <style:text-properties officeooo:paragraph-rsid="0019eb27"/>
    </style:style>
    <style:style style:name="P3" style:family="paragraph" style:parent-style-name="Standard">
      <style:paragraph-properties fo:text-align="start" style:justify-single-word="false"/>
      <style:text-properties officeooo:paragraph-rsid="003a9e6e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a9e6e" officeooo:paragraph-rsid="003a9e6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efa50" officeooo:paragraph-rsid="003efa50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officeooo:paragraph-rsid="00454d4c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officeooo:rsid="001e6b34" officeooo:paragraph-rsid="001e6b34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officeooo:paragraph-rsid="001f5eb8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officeooo:paragraph-rsid="001e6b34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" officeooo:paragraph-rsid="005165f6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DejaVu Sans Condensed" officeooo:paragraph-rsid="0046ae70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DejaVu Sans Condensed" officeooo:paragraph-rsid="00454d4c"/>
    </style:style>
    <style:style style:name="P16" style:family="paragraph" style:parent-style-name="Standard" style:list-style-name="L7">
      <style:paragraph-properties fo:text-align="start" style:justify-single-word="false"/>
      <style:text-properties style:font-name="DejaVu Sans Condensed" officeooo:paragraph-rsid="00586522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weight="normal" officeooo:rsid="001e6b34" officeooo:paragraph-rsid="001e6b34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officeooo:rsid="005165f6" officeooo:paragraph-rsid="0054cc58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officeooo:rsid="005165f6" officeooo:paragraph-rsid="0052e3b6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officeooo:rsid="005165f6" officeooo:paragraph-rsid="0051c778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officeooo:rsid="0051c778" officeooo:paragraph-rsid="0054cc58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" officeooo:rsid="0051c778" officeooo:paragraph-rsid="0054f200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DejaVu Sans Condensed" officeooo:rsid="0051c778" officeooo:paragraph-rsid="0051c778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d07c2" officeooo:paragraph-rsid="003d07c2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d07c2" officeooo:paragraph-rsid="005165f6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3ba037" officeooo:paragraph-rsid="00454d4c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ba037" officeooo:paragraph-rsid="003efa5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99a94" officeooo:paragraph-rsid="00599a94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86522" officeooo:paragraph-rsid="00599a9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586522" officeooo:paragraph-rsid="00586522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4757fb" officeooo:paragraph-rsid="004757fb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style:font-name="DejaVu Sans Condensed" fo:font-size="12pt" fo:font-style="normal" fo:font-weight="normal" officeooo:rsid="004757fb" officeooo:paragraph-rsid="00586522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style:font-name="DejaVu Sans Condensed" officeooo:rsid="0054f200" officeooo:paragraph-rsid="0054f200"/>
    </style:style>
    <style:style style:name="P34" style:family="paragraph" style:parent-style-name="Standard" style:list-style-name="L3">
      <style:paragraph-properties fo:text-align="start" style:justify-single-word="false"/>
      <style:text-properties style:font-name="DejaVu Sans Condensed" officeooo:rsid="0052e3b6" officeooo:paragraph-rsid="0052e3b6"/>
    </style:style>
    <style:style style:name="P35" style:family="paragraph" style:parent-style-name="Standard" style:list-style-name="L4">
      <style:paragraph-properties fo:text-align="start" style:justify-single-word="false"/>
      <style:text-properties style:font-name="DejaVu Sans Condensed" officeooo:rsid="005b94c7" officeooo:paragraph-rsid="005b94c7"/>
    </style:style>
    <style:style style:name="P36" style:family="paragraph" style:parent-style-name="Standard" style:list-style-name="L4">
      <style:paragraph-properties fo:text-align="start" style:justify-single-word="false"/>
      <style:text-properties style:font-name="DejaVu Sans Condensed" officeooo:rsid="005ce932" officeooo:paragraph-rsid="005ce932"/>
    </style:style>
    <style:style style:name="P37" style:family="paragraph" style:parent-style-name="Standard" style:list-style-name="L4">
      <style:paragraph-properties fo:text-align="start" style:justify-single-word="false"/>
      <style:text-properties style:font-name="DejaVu Sans Condensed" officeooo:rsid="005d52a4" officeooo:paragraph-rsid="005d52a4"/>
    </style:style>
    <style:style style:name="P38" style:family="paragraph" style:parent-style-name="Standard" style:list-style-name="L5">
      <style:paragraph-properties fo:text-align="start" style:justify-single-word="false"/>
      <style:text-properties style:font-name="DejaVu Sans Condensed" fo:font-style="normal" officeooo:paragraph-rsid="0046ae70" style:font-style-asian="normal" style:font-style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style:font-name="DejaVu Sans Condensed" officeooo:rsid="004757fb" officeooo:paragraph-rsid="004757fb"/>
    </style:style>
    <style:style style:name="P40" style:family="paragraph" style:parent-style-name="Standard" style:list-style-name="L7">
      <style:paragraph-properties fo:text-align="start" style:justify-single-word="false"/>
      <style:text-properties style:font-name="DejaVu Sans Condensed" officeooo:rsid="004757fb" officeooo:paragraph-rsid="00586522"/>
    </style:style>
    <style:style style:name="P41" style:family="paragraph" style:parent-style-name="Standard" style:list-style-name="L5">
      <style:paragraph-properties fo:text-align="start" style:justify-single-word="false"/>
      <style:text-properties style:font-name="DejaVu Sans Condensed" officeooo:rsid="00485a19" officeooo:paragraph-rsid="00485a19"/>
    </style:style>
    <style:style style:name="P42" style:family="paragraph" style:parent-style-name="Standard" style:list-style-name="L7">
      <style:paragraph-properties fo:text-align="start" style:justify-single-word="false"/>
      <style:text-properties style:font-name="DejaVu Sans Condensed" officeooo:rsid="00485a19" officeooo:paragraph-rsid="00586522"/>
    </style:style>
    <style:style style:name="P43" style:family="paragraph" style:parent-style-name="Standard" style:list-style-name="L1">
      <style:paragraph-properties fo:text-align="start" style:justify-single-word="false"/>
      <style:text-properties officeooo:paragraph-rsid="0054cc58"/>
    </style:style>
    <style:style style:name="P44" style:family="paragraph" style:parent-style-name="Standard" style:list-style-name="L1">
      <style:paragraph-properties fo:text-align="start" style:justify-single-word="false"/>
      <style:text-properties officeooo:paragraph-rsid="001e6b34"/>
    </style:style>
    <style:style style:name="P45" style:family="paragraph" style:parent-style-name="Standard" style:list-style-name="L1">
      <style:paragraph-properties fo:text-align="start" style:justify-single-word="false"/>
      <style:text-properties officeooo:paragraph-rsid="003a9e6e"/>
    </style:style>
    <style:style style:name="P46" style:family="paragraph" style:parent-style-name="Standard" style:list-style-name="L2">
      <style:paragraph-properties fo:text-align="start" style:justify-single-word="false"/>
      <style:text-properties officeooo:paragraph-rsid="0051c778"/>
    </style:style>
    <style:style style:name="P47" style:family="paragraph" style:parent-style-name="Standard" style:list-style-name="L3">
      <style:paragraph-properties fo:text-align="start" style:justify-single-word="false"/>
      <style:text-properties officeooo:paragraph-rsid="005165f6"/>
    </style:style>
    <style:style style:name="P48" style:family="paragraph" style:parent-style-name="Standard" style:list-style-name="L3">
      <style:paragraph-properties fo:text-align="start" style:justify-single-word="false"/>
      <style:text-properties officeooo:paragraph-rsid="0051c778"/>
    </style:style>
    <style:style style:name="P49" style:family="paragraph" style:parent-style-name="Standard" style:list-style-name="L4">
      <style:paragraph-properties fo:text-align="start" style:justify-single-word="false"/>
      <style:text-properties officeooo:paragraph-rsid="00599a94"/>
    </style:style>
    <style:style style:name="P50" style:family="paragraph" style:parent-style-name="Standard" style:list-style-name="L4">
      <style:paragraph-properties fo:text-align="start" style:justify-single-word="false"/>
      <style:text-properties officeooo:paragraph-rsid="005ce932"/>
    </style:style>
    <style:style style:name="P51" style:family="paragraph" style:parent-style-name="Standard" style:list-style-name="L6">
      <style:paragraph-properties fo:text-align="start" style:justify-single-word="false"/>
      <style:text-properties officeooo:paragraph-rsid="00599a94"/>
    </style:style>
    <style:style style:name="P52" style:family="paragraph" style:parent-style-name="Standard" style:list-style-name="L7">
      <style:paragraph-properties fo:text-align="start" style:justify-single-word="false"/>
      <style:text-properties officeooo:paragraph-rsid="00599a94"/>
    </style:style>
    <style:style style:name="P53" style:family="paragraph" style:parent-style-name="Standard" style:list-style-name="L4">
      <style:paragraph-properties fo:text-align="start" style:justify-single-word="false"/>
      <style:text-properties officeooo:rsid="005d52a4" officeooo:paragraph-rsid="005d52a4"/>
    </style:style>
    <style:style style:name="P54" style:family="paragraph" style:parent-style-name="Standard" style:list-style-name="L7">
      <style:paragraph-properties fo:text-align="start" style:justify-single-word="false"/>
      <style:text-properties officeooo:rsid="00586522" officeooo:paragraph-rsid="005865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39c72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officeooo:rsid="00410289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f5eb8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e6b34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324557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454d4c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5165f6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3a9e6e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51c778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3efa50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52e3b6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54cc58" style:font-size-asian="12pt" style:font-weight-asian="bold" style:font-size-complex="12pt" style:font-weight-complex="bold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20465c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f5eb8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410289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3a9e6e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4177bc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1e6b34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324557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3ba037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34070a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45e1e1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51c778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52e3b6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54cc58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54f200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55c63f" style:font-size-asian="12pt" style:font-weight-asian="normal" style:font-size-complex="12pt" style:font-weight-complex="normal"/>
    </style:style>
    <style:style style:name="T33" style:family="text">
      <style:text-properties fo:font-size="12pt" officeooo:rsid="003a9e6e" style:font-size-asian="12pt" style:font-size-complex="12pt"/>
    </style:style>
    <style:style style:name="T34" style:family="text">
      <style:text-properties fo:font-size="12pt" officeooo:rsid="003efa50" style:font-size-asian="12pt" style:font-size-complex="12pt"/>
    </style:style>
    <style:style style:name="T35" style:family="text">
      <style:text-properties fo:font-size="12pt" officeooo:rsid="0051c778" style:font-size-asian="12pt" style:font-size-complex="12pt"/>
    </style:style>
    <style:style style:name="T36" style:family="text">
      <style:text-properties fo:font-size="12pt" officeooo:rsid="0055c63f" style:font-size-asian="12pt" style:font-size-complex="12pt"/>
    </style:style>
    <style:style style:name="T37" style:family="text">
      <style:text-properties fo:font-size="12pt" fo:font-style="normal" fo:font-weight="bold" officeooo:rsid="003011de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size="12pt" fo:font-style="normal" fo:font-weight="bold" officeooo:rsid="003f2c3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size="12pt" fo:font-style="normal" fo:font-weight="bold" officeooo:rsid="003f55c1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size="12pt" fo:font-style="normal" fo:font-weight="bold" officeooo:rsid="00454d4c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size="12pt" fo:font-style="normal" fo:font-weight="bold" officeooo:rsid="0050100f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style="normal" fo:font-weight="normal" officeooo:rsid="003ba037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fo:font-style="normal" fo:font-weight="normal" officeooo:rsid="0043e43c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fo:font-style="normal" fo:font-weight="normal" officeooo:rsid="003f55c1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ize="12pt" fo:font-style="normal" fo:font-weight="normal" officeooo:rsid="003f2c30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2pt" fo:font-style="normal" fo:font-weight="normal" officeooo:rsid="0046ae70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2pt" fo:font-style="normal" fo:font-weight="normal" officeooo:rsid="004757fb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DejaVu Sans Condensed"/>
    </style:style>
    <style:style style:name="T50" style:family="text">
      <style:text-properties style:font-name="DejaVu Sans Condensed" fo:font-size="12pt" fo:font-style="italic" fo:font-weight="normal" officeooo:rsid="0046ae7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style:font-name="DejaVu Sans Condensed" fo:font-size="12pt" fo:font-style="italic" fo:font-weight="normal" officeooo:rsid="003ba037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style:font-name="DejaVu Sans Condensed" fo:font-size="12pt" fo:font-style="italic" fo:font-weight="normal" officeooo:rsid="0045e1e1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font-name="DejaVu Sans Condensed" fo:font-size="12pt" fo:font-style="italic" fo:font-weight="normal" officeooo:rsid="003efa50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style:font-name="DejaVu Sans Condensed" fo:font-size="12pt" fo:font-style="italic" fo:font-weight="normal" officeooo:rsid="005165f6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style:font-name="DejaVu Sans Condensed" fo:font-size="12pt" fo:font-style="italic" fo:font-weight="normal" officeooo:rsid="0054f20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DejaVu Sans Condensed" fo:font-size="12pt" fo:font-style="italic" fo:font-weight="normal" officeooo:rsid="00599a94" style:font-size-asian="12pt" style:font-style-asian="italic" style:font-weight-asian="normal" style:font-size-complex="12pt" style:font-style-complex="italic" style:font-weight-complex="normal"/>
    </style:style>
    <style:style style:name="T57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58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59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60" style:family="text">
      <style:text-properties style:font-name="DejaVu Sans Condensed" fo:font-size="12pt" fo:font-weight="bold" officeooo:rsid="003a9e6e" style:font-size-asian="12pt" style:font-weight-asian="bold" style:font-size-complex="12pt" style:font-weight-complex="bold"/>
    </style:style>
    <style:style style:name="T61" style:family="text">
      <style:text-properties style:font-name="DejaVu Sans Condensed" fo:font-size="12pt" fo:font-weight="bold" officeooo:rsid="00410289" style:font-size-asian="12pt" style:font-weight-asian="bold" style:font-size-complex="12pt" style:font-weight-complex="bold"/>
    </style:style>
    <style:style style:name="T62" style:family="text">
      <style:text-properties style:font-name="DejaVu Sans Condensed" fo:font-size="12pt" fo:font-weight="bold" officeooo:rsid="004a5c97" style:font-size-asian="12pt" style:font-weight-asian="bold" style:font-size-complex="12pt" style:font-weight-complex="bold"/>
    </style:style>
    <style:style style:name="T63" style:family="text">
      <style:text-properties style:font-name="DejaVu Sans Condensed" fo:font-size="12pt" fo:font-weight="bold" officeooo:rsid="004c2aca" style:font-size-asian="12pt" style:font-weight-asian="bold" style:font-size-complex="12pt" style:font-weight-complex="bold"/>
    </style:style>
    <style:style style:name="T64" style:family="text">
      <style:text-properties style:font-name="DejaVu Sans Condensed" fo:font-size="12pt" fo:font-weight="bold" officeooo:rsid="004f174d" style:font-size-asian="12pt" style:font-weight-asian="bold" style:font-size-complex="12pt" style:font-weight-complex="bold"/>
    </style:style>
    <style:style style:name="T65" style:family="text">
      <style:text-properties style:font-name="DejaVu Sans Condensed" fo:font-size="12pt" fo:font-weight="bold" officeooo:rsid="005165f6" style:font-size-asian="12pt" style:font-weight-asian="bold" style:font-size-complex="12pt" style:font-weight-complex="bold"/>
    </style:style>
    <style:style style:name="T66" style:family="text">
      <style:text-properties style:font-name="DejaVu Sans Condensed" fo:font-size="12pt" fo:font-weight="bold" officeooo:rsid="0051c778" style:font-size-asian="12pt" style:font-weight-asian="bold" style:font-size-complex="12pt" style:font-weight-complex="bold"/>
    </style:style>
    <style:style style:name="T67" style:family="text">
      <style:text-properties style:font-name="DejaVu Sans Condensed" fo:font-size="12pt" fo:font-weight="bold" officeooo:rsid="0052e3b6" style:font-size-asian="12pt" style:font-weight-asian="bold" style:font-size-complex="12pt" style:font-weight-complex="bold"/>
    </style:style>
    <style:style style:name="T68" style:family="text">
      <style:text-properties style:font-name="DejaVu Sans Condensed" fo:font-size="12pt" fo:font-weight="bold" officeooo:rsid="0055fce9" style:font-size-asian="12pt" style:font-weight-asian="bold" style:font-size-complex="12pt" style:font-weight-complex="bold"/>
    </style:style>
    <style:style style:name="T69" style:family="text">
      <style:text-properties style:font-name="DejaVu Sans Condensed" fo:font-size="12pt" fo:font-weight="bold" officeooo:rsid="0056bee4" style:font-size-asian="12pt" style:font-weight-asian="bold" style:font-size-complex="12pt" style:font-weight-complex="bold"/>
    </style:style>
    <style:style style:name="T70" style:family="text">
      <style:text-properties style:font-name="DejaVu Sans Condensed" fo:font-size="12pt" fo:font-weight="normal" officeooo:rsid="001e6b34" style:font-size-asian="12pt" style:font-weight-asian="normal" style:font-size-complex="12pt" style:font-weight-complex="normal"/>
    </style:style>
    <style:style style:name="T71" style:family="text">
      <style:text-properties style:font-name="DejaVu Sans Condensed" fo:font-size="12pt" fo:font-weight="normal" officeooo:rsid="005165f6" style:font-size-asian="12pt" style:font-weight-asian="normal" style:font-size-complex="12pt" style:font-weight-complex="normal"/>
    </style:style>
    <style:style style:name="T72" style:family="text">
      <style:text-properties style:font-name="DejaVu Sans Condensed" fo:font-size="12pt" fo:font-weight="normal" officeooo:rsid="003a9e6e" style:font-size-asian="12pt" style:font-weight-asian="normal" style:font-size-complex="12pt" style:font-weight-complex="normal"/>
    </style:style>
    <style:style style:name="T73" style:family="text">
      <style:text-properties style:font-name="DejaVu Sans Condensed" fo:font-size="12pt" fo:font-weight="normal" officeooo:rsid="0051c778" style:font-size-asian="12pt" style:font-weight-asian="normal" style:font-size-complex="12pt" style:font-weight-complex="normal"/>
    </style:style>
    <style:style style:name="T74" style:family="text">
      <style:text-properties style:font-name="DejaVu Sans Condensed" fo:font-size="12pt" fo:font-weight="normal" officeooo:rsid="0052e3b6" style:font-size-asian="12pt" style:font-weight-asian="normal" style:font-size-complex="12pt" style:font-weight-complex="normal"/>
    </style:style>
    <style:style style:name="T75" style:family="text">
      <style:text-properties style:font-name="DejaVu Sans Condensed" fo:font-size="12pt" fo:font-weight="normal" officeooo:rsid="0054f200" style:font-size-asian="12pt" style:font-weight-asian="normal" style:font-size-complex="12pt" style:font-weight-complex="normal"/>
    </style:style>
    <style:style style:name="T76" style:family="text">
      <style:text-properties style:font-name="DejaVu Sans Condensed" fo:font-size="12pt" fo:font-weight="normal" officeooo:rsid="003efa50" style:font-size-asian="12pt" style:font-weight-asian="normal" style:font-size-complex="12pt" style:font-weight-complex="normal"/>
    </style:style>
    <style:style style:name="T77" style:family="text">
      <style:text-properties style:font-name="DejaVu Sans Condensed" fo:font-size="12pt" fo:font-weight="normal" officeooo:rsid="0054cc58" style:font-size-asian="12pt" style:font-weight-asian="normal" style:font-size-complex="12pt" style:font-weight-complex="normal"/>
    </style:style>
    <style:style style:name="T78" style:family="text">
      <style:text-properties style:font-name="DejaVu Sans Condensed" fo:font-size="12pt" fo:font-weight="normal" officeooo:rsid="0055c63f" style:font-size-asian="12pt" style:font-weight-asian="normal" style:font-size-complex="12pt" style:font-weight-complex="normal"/>
    </style:style>
    <style:style style:name="T79" style:family="text">
      <style:text-properties style:font-name="DejaVu Sans Condensed" fo:font-size="12pt" fo:font-weight="normal" officeooo:rsid="0055fce9" style:font-size-asian="12pt" style:font-weight-asian="normal" style:font-size-complex="12pt" style:font-weight-complex="normal"/>
    </style:style>
    <style:style style:name="T80" style:family="text">
      <style:text-properties style:font-name="DejaVu Sans Condensed" fo:font-size="12pt" fo:font-weight="normal" officeooo:rsid="0056bee4" style:font-size-asian="12pt" style:font-weight-asian="normal" style:font-size-complex="12pt" style:font-weight-complex="normal"/>
    </style:style>
    <style:style style:name="T81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DejaVu Sans Condensed" fo:font-size="12pt" fo:font-style="normal" fo:font-weight="normal" officeooo:rsid="00324557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DejaVu Sans Condensed" fo:font-size="12pt" fo:font-style="normal" fo:font-weight="normal" officeooo:rsid="003ba037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DejaVu Sans Condensed" fo:font-size="12pt" fo:font-style="normal" fo:font-weight="normal" officeooo:rsid="0034070a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DejaVu Sans Condensed" fo:font-size="12pt" fo:font-style="normal" fo:font-weight="normal" officeooo:rsid="0045e1e1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DejaVu Sans Condensed" fo:font-size="12pt" fo:font-style="normal" fo:font-weight="normal" officeooo:rsid="00586522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DejaVu Sans Condensed" fo:font-size="12pt" fo:font-style="normal" fo:font-weight="normal" officeooo:rsid="00599a94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DejaVu Sans Condensed" fo:font-size="12pt" fo:font-style="normal" fo:font-weight="normal" officeooo:rsid="005b94c7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DejaVu Sans Condensed" fo:font-size="12pt" fo:font-style="normal" fo:font-weight="bold" officeooo:rsid="00324557" style:font-size-asian="12pt" style:font-style-asian="normal" style:font-weight-asian="bold" style:font-size-complex="12pt" style:font-style-complex="normal" style:font-weight-complex="bold"/>
    </style:style>
    <style:style style:name="T90" style:family="text">
      <style:text-properties style:font-name="DejaVu Sans Condensed" fo:font-size="12pt" fo:font-style="normal" fo:font-weight="bold" officeooo:rsid="00599a94" style:font-size-asian="12pt" style:font-style-asian="normal" style:font-weight-asian="bold" style:font-size-complex="12pt" style:font-style-complex="normal" style:font-weight-complex="bold"/>
    </style:style>
    <style:style style:name="T91" style:family="text">
      <style:text-properties style:font-name="DejaVu Sans Condensed" officeooo:rsid="0051c778"/>
    </style:style>
    <style:style style:name="T92" style:family="text">
      <style:text-properties style:font-name="DejaVu Sans Condensed" fo:font-weight="bold" officeooo:rsid="0051c778" style:font-weight-asian="bold" style:font-weight-complex="bold"/>
    </style:style>
    <style:style style:name="T93" style:family="text">
      <style:text-properties style:font-name="DejaVu Sans Condensed" fo:font-weight="bold" officeooo:rsid="0052e3b6" style:font-weight-asian="bold" style:font-weight-complex="bold"/>
    </style:style>
    <style:style style:name="T94" style:family="text">
      <style:text-properties style:font-name="DejaVu Sans Condensed" officeooo:rsid="0052e3b6"/>
    </style:style>
    <style:style style:name="T95" style:family="text">
      <style:text-properties style:font-name="DejaVu Sans Condensed" officeooo:rsid="005ce932"/>
    </style:style>
    <style:style style:name="T96" style:family="text">
      <style:text-properties style:font-name="DejaVu Sans Condensed" officeooo:rsid="005d52a4"/>
    </style:style>
    <style:style style:name="T97" style:family="text">
      <style:text-properties officeooo:rsid="0049590f"/>
    </style:style>
    <style:style style:name="T98" style:family="text">
      <style:text-properties officeooo:rsid="005ce932"/>
    </style:style>
    <style:style style:name="T99" style:family="text">
      <style:text-properties officeooo:rsid="005d52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3">5</text:span><text:span text:style-name="T64">0</text:span><text:span text:style-name="T63">4</text:span><text:span text:style-name="T57"> - </text:span><text:span text:style-name="T58">A/G </text:span><text:span text:style-name="T59">- </text:span><text:span text:style-name="T60">JDAM, </text:span><text:span text:style-name="T61">JSOW</text:span></text:p>
      <text:p text:style-name="P4"/>
      <text:p text:style-name="P6"><text:span text:style-name="T1">Master Arm</text:span> ... <text:span text:style-name="T1">ON</text:span></text:p>
      <text:p text:style-name="P6"><text:span text:style-name="T1">Master Mode</text:span> ... <text:span text:style-name="T1">A/G</text:span></text:p>
      <text:p text:style-name="P7"/>
      <text:p text:style-name="P5"><text:span text:style-name="T2">J</text:span>DAM <text:span text:style-name="T5">and JSOW -- </text:span><text:span text:style-name="T97">Basically the same, but JSOW has longer range</text:span></text:p>
      <text:p text:style-name="P3"><text:span text:style-name="T53">TOO mode (regular target designation using </text:span><text:span text:style-name="T55">tpod</text:span><text:span text:style-name="T53">, A/G radar, HMD,</text:span><text:span text:style-name="T54"> </text:span><text:span text:style-name="T55">w</text:span><text:span text:style-name="T54">aypoint </text:span><text:span text:style-name="T55">d</text:span><text:span text:style-name="T54">esignate, </text:span><text:span text:style-name="T53">etc)</text:span></text:p>
      <text:list xml:id="list1772996670" text:style-name="L1">
        <text:list-item>
          <text:p text:style-name="P10"><text:span text:style-name="T18">Go to </text:span><text:span text:style-name="T6">STORES</text:span><text:span text:style-name="T17"> page (left MFD)</text:span><text:span text:style-name="T29"> and set up weapon</text:span><text:span text:style-name="T17">:</text:span></text:p>
          <text:list>
            <text:list-item>
              <text:p text:style-name="P11"><text:span text:style-name="T19">Select </text:span><text:span text:style-name="T20">weapons</text:span><text:span text:style-name="T19">. <text:s/></text:span><text:span text:style-name="T21">Once selected, the JDAM/</text:span><text:span text:style-name="T22">JSOW</text:span><text:span text:style-name="T21"> start</text:span><text:span text:style-name="T22">s</text:span><text:span text:style-name="T21"> aligning, which can take up to 8 minutes. <text:s/>DO NOT UNSELECT THEM or they will lose alignment. <text:s/>Some other weapons like HARMs and Mavericks can be selected at the same time.</text:span></text:p>
            </text:list-item>
            <text:list-item>
              <text:p text:style-name="P17"><text:span text:style-name="T33">Press </text:span><text:span text:style-name="T6">MODE </text:span><text:span text:style-name="T12">PP</text:span><text:span text:style-name="T36"> OSB</text:span><text:span text:style-name="T33"> to change to </text:span><text:span text:style-name="T12">MODE TOO</text:span><text:span text:style-name="T33">. <text:s/></text:span><text:span text:style-name="T35">MODE is </text:span><text:span text:style-name="T13">per pylon</text:span><text:span text:style-name="T35">. <text:s/>Recommended to </text:span><text:span text:style-name="T34">press </text:span><text:span text:style-name="T14">STEP</text:span><text:span text:style-name="T34"> OSB and set </text:span><text:span text:style-name="T13">MODE TOO</text:span><text:span text:style-name="T34"> for </text:span><text:span text:style-name="T33">each pylon.</text:span></text:p>
            </text:list-item>
            <text:list-item>
              <text:p text:style-name="P12"><text:span text:style-name="T7">E</text:span><text:span text:style-name="T8">FUZ</text:span><text:span text:style-name="T23"> ... </text:span><text:span text:style-name="T11">As desired</text:span></text:p>
            </text:list-item>
          </text:list>
        </text:list-item>
        <text:list-item>
          <text:p text:style-name="P18"><text:span text:style-name="T30">Press </text:span><text:span text:style-name="T16">JDAM DSPLY</text:span><text:span text:style-name="T30"> OSB on STORES page:</text:span></text:p>
          <text:list>
            <text:list-item>
              <text:list>
                <text:list-item>
                  <text:p text:style-name="P19"><text:span text:style-name="T6">REL TYPE</text:span><text:span text:style-name="T17"> ... </text:span><text:span text:style-name="T6">MAN</text:span><text:span text:style-name="T17"> (default, LOFT and FD</text:span><text:span text:style-name="T29"> (Flight Director)</text:span><text:span text:style-name="T17"> not implemented yet)</text:span></text:p>
                </text:list-item>
                <text:list-item>
                  <text:p text:style-name="P19"><text:span text:style-name="T15">QTY</text:span><text:span text:style-name="T29"> ... </text:span><text:span text:style-name="T15">As desired</text:span><text:span text:style-name="T29"> (all bombs released in the same release pulse will go to the same target)</text:span></text:p>
                </text:list-item>
              </text:list>
            </text:list-item>
          </text:list>
        </text:list-item>
        <text:list-item>
          <text:p text:style-name="P18"><text:span text:style-name="T30">Press </text:span><text:span text:style-name="T16">MSN</text:span><text:span text:style-name="T30"> OSB on JDAM DSPLY page to go to mission setup page:</text:span></text:p>
          <text:list>
            <text:list-item>
              <text:p text:style-name="P18"><text:span text:style-name="T17">Press </text:span><text:span text:style-name="T6">T</text:span><text:span text:style-name="T16">OO UFC</text:span><text:span text:style-name="T17"> OSB</text:span><text:span text:style-name="T28"> to set terminal</text:span><text:span text:style-name="T30"> attack</text:span><text:span text:style-name="T28"> parameters on UFC</text:span><text:span text:style-name="T31"> (may not be fully implemented, LAR may not take terminal settings into account??)</text:span><text:span text:style-name="T28">:</text:span></text:p>
              <text:list>
                <text:list-item>
                  <text:p text:style-name="P43"><text:span text:style-name="T92">HDG</text:span><text:span text:style-name="T91"> -- Heading of bomb at time of impact, 0 to 359 deg</text:span><text:span text:style-name="T94"> (press </text:span><text:span text:style-name="T93">HDG UNDF</text:span><text:span text:style-name="T94"> OSB to reset)</text:span></text:p>
                </text:list-item>
                <text:list-item>
                  <text:p text:style-name="P43"><text:span text:style-name="T92">ANG</text:span><text:span text:style-name="T91"> -- Impact angle of bomb, 0 to 90 deg.</text:span></text:p>
                </text:list-item>
                <text:list-item>
                  <text:p text:style-name="P21"><text:span text:style-name="T16">VEL</text:span><text:span text:style-name="T30"> -- Velocity at impact, 100 to 26800 feet per second.</text:span></text:p>
                </text:list-item>
              </text:list>
            </text:list-item>
          </text:list>
        </text:list-item>
        <text:list-item>
          <text:p text:style-name="P44"><text:span text:style-name="T70">Designate target with </text:span><text:span text:style-name="T75">tpod</text:span><text:span text:style-name="T70"> (see steps </text:span><text:span text:style-name="T76">on other page</text:span><text:span text:style-name="T70">)</text:span><text:span text:style-name="T77"> or other method.</text:span></text:p>
        </text:list-item>
        <text:list-item>
          <text:p text:style-name="P45"><text:span text:style-name="T72">When </text:span><text:span text:style-name="T60">IN ZONE</text:span><text:span text:style-name="T72">, hold </text:span><text:span text:style-name="T66">Red Button</text:span><text:span text:style-name="T72"> to drop bomb.</text:span></text:p>
        </text:list-item>
      </text:list>
      <text:list xml:id="list2773252022" text:style-name="L2">
        <text:list-item>
          <text:list>
            <text:list-item>
              <text:p text:style-name="P46"><text:span text:style-name="T73">If attacking multiple targets, slew tpod to next target</text:span><text:span text:style-name="T80">,</text:span><text:span text:style-name="T79"> press </text:span><text:span text:style-name="T68">TDC </text:span><text:span text:style-name="T69">press</text:span><text:span text:style-name="T79"> to designate new target</text:span><text:span text:style-name="T73">, press </text:span><text:span text:style-name="T66">Red Button</text:span><text:span text:style-name="T73"> again</text:span><text:span text:style-name="T79">.</text:span></text:p>
            </text:list-item>
          </text:list>
        </text:list-item>
      </text:list>
      <text:list xml:id="list201038912958617" text:continue-list="list1772996670" text:style-name="L1">
        <text:list-item>
          <text:p text:style-name="P24">You can see the LAR (Launch Acceptable Region/drop zone) in the HSI page (not SA page).</text:p>
        </text:list-item>
        <text:list-item>
          <text:p text:style-name="P24">Accuracy may be affected by max range, try to drop nearer to the middle of the LAR.</text:p>
        </text:list-item>
      </text:list>
      <text:p text:style-name="P8">PP mode (entering coordinates directly into the bombs so you can drop them without a designated target)</text:p>
      <text:list xml:id="list915126626" text:style-name="L3">
        <text:list-item>
          <text:p text:style-name="P33"><text:span text:style-name="T18">F</text:span><text:span text:style-name="T17">ollow steps above to step 3, but set </text:span><text:span text:style-name="T6">MODE PP</text:span><text:span text:style-name="T17"> (default) instead of TOO. <text:s/>Then on the </text:span><text:span text:style-name="T6">MSN</text:span><text:span text:style-name="T17"> page:</text:span></text:p>
          <text:list>
            <text:list-item>
              <text:p text:style-name="P47"><text:span text:style-name="T78">Box</text:span><text:span text:style-name="T71"> </text:span><text:span text:style-name="T65">PP1</text:span><text:span text:style-name="T71"> OSB (will be crossed out)</text:span><text:span text:style-name="T78"> to</text:span><text:span text:style-name="T71"> set up the first target point.</text:span></text:p>
            </text:list-item>
            <text:list-item>
              <text:p text:style-name="P20"><text:span text:style-name="T17">Press </text:span><text:span text:style-name="T6">TGT</text:span><text:span text:style-name="T17"> OSB</text:span><text:span text:style-name="T28"> to set target position and terminal parameters on UFC</text:span><text:span text:style-name="T29"> (press </text:span><text:span text:style-name="T15">TGT</text:span><text:span text:style-name="T29"> </text:span><text:span text:style-name="T32">OSB </text:span><text:span text:style-name="T29">again to return to this UFC menu)</text:span><text:span text:style-name="T28">:</text:span></text:p>
              <text:list>
                <text:list-item>
                  <text:p text:style-name="P22"><text:span text:style-name="T6">TERM</text:span><text:span text:style-name="T17"> -- Terminal attack parameters</text:span><text:span text:style-name="T31"> (may not be fully implemented, LAR may not take terminal settings into account??)</text:span><text:span text:style-name="T17">:</text:span></text:p>
                  <text:list>
                    <text:list-item>
                      <text:p text:style-name="P48"><text:span text:style-name="T92">HDG</text:span><text:span text:style-name="T91"> -- Heading of bomb at time of impact, 0 to 359 deg</text:span><text:span text:style-name="T94"> (press </text:span><text:span text:style-name="T93">HDG UNDF</text:span><text:span text:style-name="T94"> OSB to reset)</text:span></text:p>
                    </text:list-item>
                    <text:list-item>
                      <text:p text:style-name="P48"><text:span text:style-name="T92">ANG</text:span><text:span text:style-name="T91"> -- Impact angle of bomb, 0 to 90 deg.</text:span></text:p>
                    </text:list-item>
                    <text:list-item>
                      <text:p text:style-name="P23"><text:span text:style-name="T1">VEL</text:span> -- Velocity at impact, 100 to 26800 feet per second.</text:p>
                    </text:list-item>
                  </text:list>
                </text:list-item>
                <text:list-item>
                  <text:p text:style-name="P48"><text:span text:style-name="T65">POSN</text:span><text:span text:style-name="T71"> </text:span><text:span text:style-name="T74">--</text:span><text:span text:style-name="T73"> </text:span><text:span text:style-name="T67">LAT</text:span><text:span text:style-name="T74"> and </text:span><text:span text:style-name="T67">LONG</text:span><text:span text:style-name="T74"> as </text:span><text:span text:style-name="T65">DDMMSS</text:span><text:span text:style-name="T71">, enter, </text:span><text:span text:style-name="T65">decimal SS</text:span><text:span text:style-name="T71">, enter</text:span></text:p>
                </text:list-item>
                <text:list-item>
                  <text:p text:style-name="P23"><text:span text:style-name="T6">ELEV</text:span><text:span text:style-name="T17"> </text:span><text:span text:style-name="T29">--</text:span><text:span text:style-name="T17"> feet or meters</text:span></text:p>
                </text:list-item>
              </text:list>
            </text:list-item>
            <text:list-item>
              <text:p text:style-name="P34"><text:span text:style-name="T21">A</text:span><text:span text:style-name="T17">fter all parameters are valid, PP1 should not be crossed out. <text:s/>Target is now valid and HUD displays countdown to in-range.</text:span></text:p>
            </text:list-item>
          </text:list>
        </text:list-item>
        <text:list-item>
          <text:p text:style-name="P13"><text:span text:style-name="T21">When </text:span><text:span text:style-name="T12">IN ZONE</text:span><text:span text:style-name="T21">, hold pickle to drop bomb.</text:span></text:p>
        </text:list-item>
        <text:list-item>
          <text:p text:style-name="P25">You can see the LAR (Launch Acceptable Region/drop zone) in the HSI page (not SA page).</text:p>
        </text:list-item>
        <text:list-item>
          <text:p text:style-name="P25">Accuracy may be affected by max range, try to drop nearer to the middle of the LAR.</text:p>
        </text:list-item>
      </text:list>
      <text:p text:style-name="P27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1-23T20:10:36.980000000</dc:date>
    <meta:editing-duration>PT13H4M51S</meta:editing-duration>
    <meta:editing-cycles>6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6" meta:word-count="543" meta:character-count="2762" meta:non-whitespace-character-count="2278"/>
  </office:meta>
</office:document-meta>
</file>